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3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s1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s3</text:p>
          </table:table-cell>
          <table:covered-table-cell table:number-columns-repeated="5"/>
          <table:table-cell table:style-name="ce2" office:value-type="string" calcext:value-type="string" table:number-columns-spanned="6" table:number-rows-spanned="1">
            <text:p>s2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s3</text:p>
          </table:table-cell>
          <table:covered-table-cell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" table:style-name="ce3" office:value-type="string" calcext:value-type="string">
            <text:p>1L</text:p>
          </table:table-cell>
          <table:table-cell table:number-columns-repeated="2" table:style-name="ce3" office:value-type="string" calcext:value-type="string">
            <text:p>1R</text:p>
          </table:table-cell>
          <table:table-cell table:number-columns-repeated="2" table:style-name="ce5" office:value-type="string" calcext:value-type="string">
            <text:p>5L</text:p>
          </table:table-cell>
          <table:table-cell table:number-columns-repeated="2" table:style-name="ce5" office:value-type="string" calcext:value-type="string">
            <text:p>5R</text:p>
          </table:table-cell>
          <table:table-cell table:number-columns-repeated="2" table:style-name="ce3" office:value-type="string" calcext:value-type="string">
            <text:p>3L</text:p>
          </table:table-cell>
          <table:table-cell table:number-columns-repeated="2" table:style-name="ce3" office:value-type="string" calcext:value-type="string">
            <text:p>3R</text:p>
          </table:table-cell>
          <table:table-cell table:number-columns-repeated="2" table:style-name="ce5" office:value-type="string" calcext:value-type="string">
            <text:p>2L</text:p>
          </table:table-cell>
          <table:table-cell table:number-columns-repeated="2" table:style-name="ce5" office:value-type="string" calcext:value-type="string">
            <text:p>2R</text:p>
          </table:table-cell>
          <table:table-cell table:number-columns-repeated="2" table:style-name="ce3" office:value-type="string" calcext:value-type="string">
            <text:p>6L</text:p>
          </table:table-cell>
          <table:table-cell table:number-columns-repeated="2" table:style-name="ce3" office:value-type="string" calcext:value-type="string">
            <text:p>6R</text:p>
          </table:table-cell>
          <table:table-cell table:number-columns-repeated="2" table:style-name="ce5" office:value-type="string" calcext:value-type="string">
            <text:p>4L</text:p>
          </table:table-cell>
          <table:table-cell table:number-columns-repeated="2" table:style-name="ce5" office:value-type="string" calcext:value-type="string">
            <text:p>4R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ase 0</text:p>
          </table:table-cell>
          <table:table-cell office:value-type="string" calcext:value-type="string">
            <text:p>ch0</text:p>
          </table:table-cell>
          <table:table-cell table:number-columns-repeated="3"/>
          <table:table-cell office:value-type="string" calcext:value-type="string">
            <text:p>ch4</text:p>
          </table:table-cell>
          <table:table-cell table:number-columns-repeated="3"/>
          <table:table-cell office:value-type="string" calcext:value-type="string">
            <text:p>ch2</text:p>
          </table:table-cell>
          <table:table-cell table:number-columns-repeated="3"/>
          <table:table-cell office:value-type="string" calcext:value-type="string">
            <text:p>ch1</text:p>
          </table:table-cell>
          <table:table-cell table:number-columns-repeated="3"/>
          <table:table-cell office:value-type="string" calcext:value-type="string">
            <text:p>ch5</text:p>
          </table:table-cell>
          <table:table-cell table:number-columns-repeated="3"/>
          <table:table-cell office:value-type="string" calcext:value-type="string">
            <text:p>ch3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uxcn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R filter" table:style-name="ta1"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2">
          <table:table-cell table:number-columns-repeated="15"/>
        </table:table-row>
        <table:table-row table:style-name="ro2">
          <table:table-cell table:number-columns-repeated="12"/>
          <table:table-cell table:style-name="ce10" office:value-type="string" calcext:value-type="string" table:number-columns-spanned="2" table:number-rows-spanned="1">
            <text:p>sigma delta resolution</text:p>
          </table:table-cell>
          <table:covered-table-cell table:style-name="ce11"/>
          <table:table-cell/>
        </table:table-row>
        <table:table-row table:style-name="ro3">
          <table:table-cell table:number-columns-repeated="2"/>
          <table:table-cell office:value-type="string" calcext:value-type="string">
            <text:p>Stage</text:p>
          </table:table-cell>
          <table:table-cell office:value-type="string" calcext:value-type="string">
            <text:p>Sampling rate</text:p>
            <text:p>input kHz</text:p>
          </table:table-cell>
          <table:table-cell office:value-type="string" calcext:value-type="string">
            <text:p>Interpolation</text:p>
            <text:p>factor</text:p>
          </table:table-cell>
          <table:table-cell office:value-type="string" calcext:value-type="string">
            <text:p>Sampling rate</text:p>
            <text:p>output kHz</text:p>
          </table:table-cell>
          <table:table-cell office:value-type="string" calcext:value-type="string">
            <text:p>Signal BW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ilter length</text:p>
          </table:table-cell>
          <table:table-cell/>
          <table:table-cell office:value-type="string" calcext:value-type="string">
            <text:p>Parallel</text:p>
            <text:p>MACs</text:p>
          </table:table-cell>
          <table:table-cell office:value-type="string" calcext:value-type="string">
            <text:p>FIR clock</text:p>
            <text:p>kHz</text:p>
          </table:table-cell>
          <table:table-cell table:style-name="ce11" office:value-type="string" calcext:value-type="string">
            <text:p>1<text:span text:style-name="T1">st</text:span> order</text:p>
          </table:table-cell>
          <table:table-cell table:style-name="ce11" office:value-type="string" calcext:value-type="string">
            <text:p>2<text:span text:style-name="T1">nd</text:span> order</text:p>
          </table:table-cell>
          <table:table-cell office:value-type="string" calcext:value-type="string">
            <text:p>OSR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54000000/7/6/24/1000" office:value-type="float" office:value="53.5714285714286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9" table:formula="of:=[.D4]*[.E4]" office:value-type="float" office:value="321.42857142857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table:style-name="ce9" table:formula="of:=[.D4]-[.G4]" office:value-type="float" office:value="35.5714285714286" calcext:value-type="float">
            <text:p>36</text:p>
          </table:table-cell>
          <table:table-cell table:style-name="ce9" table:formula="of:=4*[.F4]/([.H4]-[.G4])" office:value-type="float" office:value="73.1707317073171" calcext:value-type="float">
            <text:p>73</text:p>
          </table:table-cell>
          <table:table-cell table:style-name="ce9" table:formula="of:=([.I4]-1)/2+1" office:value-type="float" office:value="37.0853658536585" calcext:value-type="float">
            <text:p>3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J4]*[.F4]/[.K4]" office:value-type="float" office:value="11920.2961672474" calcext:value-type="float">
            <text:p>11920</text:p>
          </table:table-cell>
          <table:table-cell table:style-name="ce12" table:formula="of:=LOG([.F4]/[.D4];2)*1.5" office:value-type="float" office:value="3.87744375108173" calcext:value-type="float">
            <text:p>3,9</text:p>
          </table:table-cell>
          <table:table-cell table:style-name="ce12" table:formula="of:=[.M4]*2.5/1.5" office:value-type="float" office:value="6.46240625180289" calcext:value-type="float">
            <text:p>6,5</text:p>
          </table:table-cell>
          <table:table-cell table:style-name="ce12" table:formula="of:=[.F4]/(2*[.$G$4])" office:value-type="float" office:value="8.92857142857143" calcext:value-type="float">
            <text:p>8,9</text:p>
          </table:table-cell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table:style-name="ce9" table:formula="of:=[.F4]" office:value-type="float" office:value="321.42857142857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table:style-name="ce9" table:formula="of:=[.E5]*[.D5]" office:value-type="float" office:value="1285.71428571429" calcext:value-type="float">
            <text:p>1286</text:p>
          </table:table-cell>
          <table:table-cell table:formula="of:=[.G4]" office:value-type="float" office:value="18" calcext:value-type="float">
            <text:p>18</text:p>
          </table:table-cell>
          <table:table-cell table:style-name="ce9" table:formula="of:=[.D5]-[.G5]" office:value-type="float" office:value="303.428571428571" calcext:value-type="float">
            <text:p>303</text:p>
          </table:table-cell>
          <table:table-cell table:style-name="ce9" table:formula="of:=4*[.F5]/([.H5]-[.G5])" office:value-type="float" office:value="18.0180180180181" calcext:value-type="float">
            <text:p>18</text:p>
          </table:table-cell>
          <table:table-cell table:style-name="ce9" table:formula="of:=([.I5]-1)/2+1" office:value-type="float" office:value="9.50900900900905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J5]*[.F5]/[.K5]" office:value-type="float" office:value="12225.8687258688" calcext:value-type="float">
            <text:p>12226</text:p>
          </table:table-cell>
          <table:table-cell table:style-name="ce12" table:formula="of:=LOG([.F5]/[.$D$4];2)*1.5" office:value-type="float" office:value="6.87744375108174" calcext:value-type="float">
            <text:p>6,9</text:p>
          </table:table-cell>
          <table:table-cell table:style-name="ce12" table:formula="of:=[.M5]*2.5/1.5" office:value-type="float" office:value="11.4624062518029" calcext:value-type="float">
            <text:p>11,5</text:p>
          </table:table-cell>
          <table:table-cell table:style-name="ce12" table:formula="of:=[.F5]/(2*[.$G$4])" office:value-type="float" office:value="35.7142857142857" calcext:value-type="float">
            <text:p>35,7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9" table:formula="of:=[.F5]" office:value-type="float" office:value="1285.71428571429" calcext:value-type="float">
            <text:p>1286</text:p>
          </table:table-cell>
          <table:table-cell office:value-type="float" office:value="12" calcext:value-type="float">
            <text:p>12</text:p>
          </table:table-cell>
          <table:table-cell table:style-name="ce9" table:formula="of:=[.E6]*[.D6]" office:value-type="float" office:value="15428.5714285714" calcext:value-type="float">
            <text:p>15429</text:p>
          </table:table-cell>
          <table:table-cell table:formula="of:=[.G5]" office:value-type="float" office:value="18" calcext:value-type="float">
            <text:p>18</text:p>
          </table:table-cell>
          <table:table-cell table:style-name="ce9" table:formula="of:=[.D6]-[.G6]" office:value-type="float" office:value="1267.71428571429" calcext:value-type="float">
            <text:p>1268</text:p>
          </table:table-cell>
          <table:table-cell table:style-name="ce9" table:formula="of:=4*[.F6]/([.H6]-[.G6])" office:value-type="float" office:value="49.3827160493825" calcext:value-type="float">
            <text:p>49</text:p>
          </table:table-cell>
          <table:table-cell table:style-name="ce9" table:formula="of:=([.I6]-1)/2+1" office:value-type="float" office:value="25.1913580246912" calcext:value-type="float">
            <text:p>25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J6]*[.F6]/[.K6]" office:value-type="float" office:value="48583.333333333" calcext:value-type="float">
            <text:p>48583</text:p>
          </table:table-cell>
          <table:table-cell table:style-name="ce12" table:formula="of:=LOG([.F6]/[.$D$4];2)*1.5" office:value-type="float" office:value="12.2548875021635" calcext:value-type="float">
            <text:p>12,3</text:p>
          </table:table-cell>
          <table:table-cell table:style-name="ce12" table:formula="of:=[.M6]*2.5/1.5" office:value-type="float" office:value="20.4248125036058" calcext:value-type="float">
            <text:p>20,4</text:p>
          </table:table-cell>
          <table:table-cell table:style-name="ce12" table:formula="of:=[.F6]/(2*[.$G$4])" office:value-type="float" office:value="428.571428571429" calcext:value-type="float">
            <text:p>428,6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2" table:number-rows-repeated="1048566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8:48:19.212979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3:49:00.134009631</meta:creation-date>
    <dc:date>2017-03-08T22:33:52.887523224</dc:date>
    <meta:editing-duration>P2DT3H1M1S</meta:editing-duration>
    <meta:editing-cycles>7</meta:editing-cycles>
    <meta:generator>LibreOffice/5.1.6.2$Linux_X86_64 LibreOffice_project/10m0$Build-2</meta:generator>
    <meta:document-statistic meta:table-count="2" meta:cell-count="256" meta:object-count="0"/>
  </office:meta>
</office:document-meta>
</file>